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loc</text:p>
          </table:table-cell>
          <table:table-cell table:number-columns-repeated="2"/>
        </table:table-row>
        <table:table-row table:style-name="ro1">
          <table:table-cell table:style-name="ce1" office:value-type="date" office:date-value="2008-04-20">
            <text:p>04/20/08</text:p>
          </table:table-cell>
          <table:table-cell table:formula="of:=450+753+737+5426+8405+2291+9962+5718+94" office:value-type="float" office:value="33836">
            <text:p>33836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01-13">
            <text:p>01/13/09</text:p>
          </table:table-cell>
          <table:table-cell office:value-type="float" office:value="64717">
            <text:p>64717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02-04">
            <text:p>02/04/09</text:p>
          </table:table-cell>
          <table:table-cell office:value-type="float" office:value="73339">
            <text:p>73339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02-24">
            <text:p>02/24/09</text:p>
          </table:table-cell>
          <table:table-cell office:value-type="float" office:value="71261">
            <text:p>71261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06-27">
            <text:p>06/27/09</text:p>
          </table:table-cell>
          <table:table-cell office:value-type="float" office:value="81446">
            <text:p>81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12-14">
            <text:p>12/14/09</text:p>
          </table:table-cell>
          <table:table-cell office:value-type="float" office:value="91843">
            <text:p>918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8-23">
            <text:p>08/23/10</text:p>
          </table:table-cell>
          <table:table-cell office:value-type="float" office:value="114221">
            <text:p>114221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K49" table:end-x="0.5311in" table:end-y="0.1772in" draw:z-index="0" draw:style-name="gr1" svg:width="5.9409in" svg:height="5.4488in" svg:x="0.8134in" svg:y="0.0417in">
              <draw:object draw:notify-on-update-of-ranges="Sheet1.A1:Sheet1.A1 Sheet1.A2:Sheet1.A8 Sheet1.B1:Sheet1.B1 Sheet1.B2:Sheet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15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Reed</meta:initial-creator>
    <meta:creation-date>2010-08-23T15:21:45</meta:creation-date>
    <dc:date>2010-08-23T15:40:28</dc:date>
    <dc:creator>Stephen Reed</dc:creator>
    <meta:editing-duration>PT00H03M32S</meta:editing-duration>
    <meta:editing-cycles>1</meta:editing-cycles>
    <meta:document-statistic meta:table-count="3" meta:cell-count="16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1cm" svg:height="13.841cm" xlink:href=".." chart:class="chart:scatter" chart:style-name="ch1">
        <chart:plot-area chart:style-name="ch2" table:cell-range-address="Sheet1.A1:Sheet1.B8" chart:data-source-has-labels="row" svg:x="2.133cm" svg:y="0.777cm" svg:width="12.258cm" svg:height="13.005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l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58">
                <text:p text:id="Sheet1.A2:Sheet1.A8">39558</text:p>
              </table:table-cell>
              <table:table-cell office:value-type="float" office:value="33836">
                <text:p text:id="Sheet1.B2:Sheet1.B8">33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826">
                <text:p>39826</text:p>
              </table:table-cell>
              <table:table-cell office:value-type="float" office:value="64717">
                <text:p>64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848">
                <text:p>39848</text:p>
              </table:table-cell>
              <table:table-cell office:value-type="float" office:value="73339">
                <text:p>73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68">
                <text:p>39868</text:p>
              </table:table-cell>
              <table:table-cell office:value-type="float" office:value="71261">
                <text:p>71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91">
                <text:p>39991</text:p>
              </table:table-cell>
              <table:table-cell office:value-type="float" office:value="81446">
                <text:p>8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61">
                <text:p>40161</text:p>
              </table:table-cell>
              <table:table-cell office:value-type="float" office:value="91843">
                <text:p>91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13">
                <text:p>40413</text:p>
              </table:table-cell>
              <table:table-cell office:value-type="float" office:value="114221">
                <text:p>114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